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C91EB73A8F254863B4.png" manifest:media-type="image/png"/>
  <manifest:file-entry manifest:full-path="Pictures/1000000000000500000002D54B806B1EFE9B9296.png" manifest:media-type="image/png"/>
  <manifest:file-entry manifest:full-path="Pictures/1000000000000500000002D3C7A5B2B2A558DD2D.png" manifest:media-type="image/png"/>
  <manifest:file-entry manifest:full-path="Pictures/1000000000000500000002E210DE88AA8A5E2F82.png" manifest:media-type="image/png"/>
  <manifest:file-entry manifest:full-path="Pictures/1000000000000500000002DB6F6FC1F7FCB84E7F.png" manifest:media-type="image/png"/>
  <manifest:file-entry manifest:full-path="Pictures/1000000000000500000002C626C06EB38D11AD95.png" manifest:media-type="image/png"/>
  <manifest:file-entry manifest:full-path="Pictures/1000000000000500000002CE9847A6EE42D7083E.png" manifest:media-type="image/png"/>
  <manifest:file-entry manifest:full-path="Pictures/1000000000000500000002CEFD0EAD6524F84055.png" manifest:media-type="image/png"/>
  <manifest:file-entry manifest:full-path="Pictures/1000000000000500000002D3985877EFF458E3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5.989cm" svg:x="0.001cm" svg:y="5.011cm">
          <draw:image xlink:href="Pictures/1000000000000500000002DB6F6FC1F7FCB84E7F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5.705cm" svg:x="0.001cm" svg:y="5.295cm">
          <draw:image xlink:href="Pictures/1000000000000500000002CE9847A6EE42D7083E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presentation:style-name="pr2" draw:text-style-name="P2" draw:layer="layout" svg:width="25.199cm" svg:height="12.179cm" svg:x="1.524cm" svg:y="0.521cm" presentation:class="subtitle" presentation:user-transformed="true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27.999cm" svg:height="15.53cm" svg:x="0.001cm" svg:y="5.47cm">
          <draw:image xlink:href="Pictures/1000000000000500000002C626C06EB38D11AD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5.814cm" svg:x="0cm" svg:y="5.186cm">
          <draw:image xlink:href="Pictures/1000000000000500000002D3985877EFF458E311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6.142cm" svg:x="0.001cm" svg:y="4.858cm">
          <draw:image xlink:href="Pictures/1000000000000500000002E210DE88AA8A5E2F82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5.814cm" svg:x="0.001cm" svg:y="5.186cm">
          <draw:image xlink:href="Pictures/1000000000000500000002D3C7A5B2B2A558DD2D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5.858cm" svg:x="0cm" svg:y="5.08cm">
          <draw:image xlink:href="Pictures/1000000000000500000002D54B806B1EFE9B9296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5.595cm" svg:x="0cm" svg:y="5.405cm">
          <draw:image xlink:href="Pictures/1000000000000500000002C91EB73A8F254863B4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doku v2.0</text:p>
          </draw:text-box>
        </draw:frame>
        <draw:frame draw:style-name="gr1" draw:text-style-name="P1" draw:layer="layout" svg:width="27.999cm" svg:height="15.705cm" svg:x="0.001cm" svg:y="5.295cm">
          <draw:image xlink:href="Pictures/1000000000000500000002CEFD0EAD6524F84055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525cm" svg:y="0.522cm">
          <draw:text-box>
            <text:p>After<text:tab/><text:tab/><text:tab/><text:tab/><text:tab/><text:tab/><text:tab/><text:tab/><text:tab/><text:tab/><text:tab/><text:tab/><text:tab/>Befor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1:58:02.076729391</meta:creation-date>
    <dc:date>2017-03-30T15:20:12.068956065</dc:date>
    <meta:editing-duration>PT3H26M3S</meta:editing-duration>
    <meta:editing-cycles>5</meta:editing-cycles>
    <meta:generator>LibreOffice/5.1.6.2$Linux_X86_64 LibreOffice_project/10m0$Build-2</meta:generator>
    <meta:document-statistic meta:object-count="66"/>
  </office:meta>
</office:document-meta>
</file>